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616cm" style:rel-column-width="15127*"/>
    </style:style>
    <style:style style:name="Tabella1.D" style:family="table-column">
      <style:table-column-properties style:column-width="0.383cm" style:rel-column-width="1257*"/>
    </style:style>
    <style:style style:name="Tabella1.E" style:family="table-column">
      <style:table-column-properties style:column-width="4.999cm" style:rel-column-width="16383*"/>
    </style:style>
    <style:style style:name="Tabella1.F" style:family="table-column">
      <style:table-column-properties style:column-width="5.001cm" style:rel-column-width="16385*"/>
    </style:style>
    <style:style style:name="Tabella1.A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9" style:family="table-cell">
      <style:table-cell-properties fo:background-color="#ffffff" fo:padding="0.097cm" fo:border="0.05pt solid #000000">
        <style:background-image/>
      </style:table-cell-properties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2cm"/>
    </style:style>
    <style:style style:name="Tabella1.A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F1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18" style:family="table-row">
      <style:table-row-properties style:min-row-height="1.069cm"/>
    </style:style>
    <style:style style:name="Tabella1.A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3333"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18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text-properties style:font-name-asian="SimSun" style:font-size-asian="11pt" style:font-name-complex="Tahoma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6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paragraph-rsid="00d881c0"/>
    </style:style>
    <style:style style:name="P30" style:family="paragraph" style:parent-style-name="Standard">
      <style:text-properties officeooo:paragraph-rsid="00c78c17"/>
    </style:style>
    <style:style style:name="P3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3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 draw:textarea-vertical-align="middl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table:number-columns-spanned="6" office:value-type="string">
            <text:p text:style-name="P22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3">N°</text:p>
          </table:table-cell>
          <table:table-cell table:style-name="Tabella1.A2" table:number-columns-spanned="2" office:value-type="string">
            <text:p text:style-name="P24">Data</text:p>
          </table:table-cell>
          <table:covered-table-cell/>
          <table:table-cell table:style-name="Tabella1.D2" table:number-columns-spanned="3" office:value-type="string">
            <text:p text:style-name="P25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2" office:value-type="string">
            <text:p text:style-name="P8"><text:placeholder text:placeholder-type="text">&lt;formatLang(o.insert_date, date=True)&gt;</text:placeholder></text:p>
          </table:table-cell>
          <table:covered-table-cell/>
          <table:table-cell table:style-name="Tabella1.D3" table:number-columns-spanned="3" office:value-type="string">
            <text:p text:style-name="P9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15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6" office:value-type="string">
            <text:p text:style-name="P10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37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6" office:value-type="string">
            <text:p text:style-name="P36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6" office:value-type="string">
            <text:p text:style-name="P44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18">Firma RAQ</text:p>
          </table:table-cell>
          <table:covered-table-cell/>
          <table:table-cell table:style-name="Tabella1.A9" table:number-columns-spanned="2" office:value-type="string">
            <text:p text:style-name="P27"/>
          </table:table-cell>
          <table:covered-table-cell/>
          <table:table-cell table:style-name="Tabella1.A9" office:value-type="string">
            <text:p text:style-name="P19">Firma RDQ</text:p>
          </table:table-cell>
          <table:table-cell table:style-name="Tabella1.F9" office:value-type="string">
            <text:p text:style-name="P26"/>
          </table:table-cell>
        </table:table-row>
        <table:table-row table:style-name="Tabella1.10">
          <table:table-cell table:style-name="Tabella1.A10" table:number-columns-spanned="6" office:value-type="string">
            <text:p text:style-name="P38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6" office:value-type="string">
            <text:p text:style-name="P33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14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D2" table:number-columns-spanned="6" office:value-type="string">
            <text:p text:style-name="P16">GIUDIZ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5" table:number-columns-spanned="6" office:value-type="string">
            <text:p text:style-name="P34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table:number-columns-spanned="6" office:value-type="string">
            <text:p text:style-name="P35"><text:placeholder text:placeholder-type="text">&lt;o.judgement or ""&gt;</text:placeholder></text:p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2" office:value-type="string">
            <text:p text:style-name="P18">Firma RAQ</text:p>
          </table:table-cell>
          <table:covered-table-cell/>
          <table:table-cell table:style-name="Tabella1.A9" table:number-columns-spanned="2" office:value-type="string">
            <text:p text:style-name="P27"/>
          </table:table-cell>
          <table:covered-table-cell/>
          <table:table-cell table:style-name="Tabella1.A9" office:value-type="string">
            <text:p text:style-name="P20">Firma RDQ</text:p>
          </table:table-cell>
          <table:table-cell table:style-name="Tabella1.F17" office:value-type="string">
            <text:p text:style-name="P28"/>
          </table:table-cell>
        </table:table-row>
        <table:table-row table:style-name="Tabella1.18">
          <table:table-cell table:style-name="Tabella1.A18" table:number-columns-spanned="6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 draw:textarea-vertical-align="middl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0</text:span><text:span text:style-name="MT11">4</text:span><text:span text:style-name="MT10">/</text:span><text:span text:style-name="MT11">10</text:span><text:span text:style-name="MT10">/201</text:span><text:span text:style-name="MT11">5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3" draw:name="image: asimage(o.reference_user_id.signature_image)" text:anchor-type="as-char" svg:y="-0.469cm" svg:width="1.963cm" style:rel-width="30%" svg:height="1.099cm" style:rel-height="100%" draw:z-index="1"><draw:text-box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25T10:15:48.204099141</dc:date>
    <meta:editing-duration>P1DT22H27M28S</meta:editing-duration>
    <meta:editing-cycles>582</meta:editing-cycles>
    <meta:generator>LibreOffice/4.3.3.2$Linux_X86_64 LibreOffice_project/430m0$Build-2</meta:generator>
    <dc:creator>Administrator </dc:creator>
    <meta:document-statistic meta:table-count="2" meta:image-count="2" meta:object-count="0" meta:page-count="1" meta:paragraph-count="31" meta:word-count="104" meta:character-count="824" meta:non-whitespace-character-count="723"/>
    <meta:user-defined meta:name="Info 1"/>
    <meta:user-defined meta:name="Info 2"/>
    <meta:user-defined meta:name="Info 3"/>
    <meta:user-defined meta:name="Info 4"/>
  </office:meta>
</office:document-meta>
</file>